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Inter" svg:font-family="Inter, OpenSans, Helvetica, Arial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76cm"/>
      <style:text-properties fo:color="#000000" loext:opacity="100%" style:font-name="Consolas" fo:font-size="9pt" fo:font-weight="normal" fo:background-color="#fffffe"/>
    </style:style>
    <style:style style:name="P2" style:family="paragraph" style:parent-style-name="Standard">
      <style:paragraph-properties style:line-height-at-least="0.476cm"/>
      <style:text-properties fo:color="#000000" loext:opacity="100%" fo:background-color="#fffffe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8364f"/>
    </style:style>
    <style:style style:name="P4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151b26" loext:opacity="100%" style:font-name="Times New Roman" fo:font-size="10pt" fo:font-weight="bold" officeooo:paragraph-rsid="0008364f" style:font-name-asian="Times New Roman1" style:font-size-asian="10pt" style:font-weight-asian="bold" style:font-name-complex="Times New Roman1" style:font-size-complex="10pt" style:font-weight-complex="bold"/>
    </style:style>
    <style:style style:name="P5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151b26" loext:opacity="100%" style:font-name="Times New Roman" fo:font-size="10pt" officeooo:paragraph-rsid="0008364f" style:font-name-asian="Times New Roman1" style:font-size-asian="10pt" style:font-name-complex="Times New Roman1" style:font-size-complex="10pt"/>
    </style:style>
    <style:style style:name="P6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151b26" loext:opacity="100%" style:font-name="Times New Roman" fo:font-size="10pt" officeooo:rsid="0009682b" officeooo:paragraph-rsid="0009682b" style:font-name-asian="Times New Roman1" style:font-size-asian="10pt" style:font-name-complex="Times New Roman1" style:font-size-complex="10pt"/>
    </style:style>
    <style:style style:name="P7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officeooo:paragraph-rsid="0008364f"/>
    </style:style>
    <style:style style:name="P8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officeooo:paragraph-rsid="0015db29"/>
    </style:style>
    <style:style style:name="P9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officeooo:rsid="00166a7c" officeooo:paragraph-rsid="00183622"/>
    </style:style>
    <style:style style:name="P10" style:family="paragraph" style:parent-style-name="Text_20_body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fo:font-size="10pt" officeooo:paragraph-rsid="0008364f" style:font-size-asian="10pt" style:font-size-complex="10pt"/>
    </style:style>
    <style:style style:name="P11" style:family="paragraph" style:parent-style-name="Text_20_body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text-underline-style="solid" style:text-underline-width="auto" style:text-underline-color="font-color" officeooo:paragraph-rsid="0008364f"/>
    </style:style>
    <style:style style:name="P12" style:family="paragraph" style:parent-style-name="Text_20_body">
      <style:text-properties style:font-name="Times New Roman" fo:font-size="10pt" style:font-size-asian="10pt" style:font-size-complex="10pt"/>
    </style:style>
    <style:style style:name="P13" style:family="paragraph" style:parent-style-name="Text_20_body">
      <style:text-properties style:font-name="Times New Roman" fo:font-size="10pt" officeooo:paragraph-rsid="00158902" style:font-size-asian="10pt" style:font-size-complex="10pt"/>
    </style:style>
    <style:style style:name="P14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15" style:family="paragraph" style:parent-style-name="Preformatted_20_Text">
      <style:paragraph-properties fo:orphans="2" fo:widows="2"/>
    </style:style>
    <style:style style:name="P16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letter-spacing="normal"/>
    </style:style>
    <style:style style:name="P17" style:family="paragraph" style:parent-style-name="Preformatted_20_Text">
      <loext:graphic-properties draw:fill="solid" draw:fill-color="#ffffff"/>
      <style:paragraph-properties fo:margin-top="0cm" fo:margin-bottom="0cm" style:contextual-spacing="false" fo:line-height="100%" fo:background-color="#ffffff"/>
      <style:text-properties fo:font-variant="normal" fo:text-transform="none" fo:color="#000000" loext:opacity="100%" style:font-name="Inter" fo:font-size="9pt" fo:letter-spacing="normal" fo:font-style="normal" fo:font-weight="normal" officeooo:rsid="00166a7c" officeooo:paragraph-rsid="00166a7c"/>
    </style:style>
    <style:style style:name="P18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151b26" loext:opacity="100%" style:font-name="Times New Roman" fo:font-size="10pt" fo:font-weight="bold" officeooo:paragraph-rsid="0008364f" style:font-name-asian="Times New Roman1" style:font-size-asian="10pt" style:font-weight-asian="bold" style:font-name-complex="Times New Roman1" style:font-size-complex="10pt" style:font-weight-complex="bold"/>
    </style:style>
    <style:style style:name="P19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151b26" loext:opacity="100%" style:font-name="Times New Roman" fo:font-size="10pt" officeooo:paragraph-rsid="0008364f" style:font-name-asian="Times New Roman1" style:font-size-asian="10pt" style:font-name-complex="Times New Roman1" style:font-size-complex="10pt"/>
    </style:style>
    <style:style style:name="P20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font-variant="normal" fo:text-transform="none" fo:color="#505050" loext:opacity="100%" style:font-name="Inter" fo:font-size="9pt" fo:letter-spacing="normal" fo:font-style="normal" fo:font-weight="normal" officeooo:paragraph-rsid="0015db29" fo:background-color="#fffffe"/>
    </style:style>
    <style:style style:name="P21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font-variant="normal" fo:text-transform="none" fo:color="#505050" loext:opacity="100%" style:font-name="Inter" fo:font-size="9pt" fo:letter-spacing="normal" fo:font-style="normal" fo:font-weight="normal" officeooo:rsid="00166a7c" officeooo:paragraph-rsid="00166a7c" fo:background-color="#fffffe"/>
    </style:style>
    <style:style style:name="P22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font-variant="normal" fo:text-transform="none" fo:color="#505050" loext:opacity="100%" style:font-name="Inter" fo:font-size="9pt" fo:letter-spacing="normal" fo:font-style="normal" fo:font-weight="normal" officeooo:paragraph-rsid="0015db29"/>
    </style:style>
    <style:style style:name="P23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font-variant="normal" fo:text-transform="none" fo:color="#505050" loext:opacity="100%" style:font-name="Inter" fo:font-size="9pt" fo:letter-spacing="normal" fo:font-style="normal" fo:font-weight="normal" officeooo:rsid="00166a7c" officeooo:paragraph-rsid="00166a7c"/>
    </style:style>
    <style:style style:name="P24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font-variant="normal" fo:text-transform="none" fo:color="#505050" loext:opacity="100%" style:font-name="Inter" fo:font-size="9pt" fo:letter-spacing="normal" fo:font-style="normal" fo:font-weight="bold" officeooo:rsid="00166a7c" officeooo:paragraph-rsid="00166a7c" style:font-weight-asian="bold" style:font-weight-complex="bold"/>
    </style:style>
    <style:style style:name="T1" style:family="text">
      <style:text-properties fo:font-variant="normal" fo:text-transform="none" fo:color="#505050" loext:opacity="100%" style:font-name="Inter" fo:font-size="9pt" fo:letter-spacing="normal" fo:font-style="normal" fo:font-weight="normal"/>
    </style:style>
    <style:style style:name="T2" style:family="text">
      <style:text-properties fo:font-variant="normal" fo:text-transform="none" fo:color="#505050" loext:opacity="100%" style:font-name="Inter" fo:font-size="9pt" fo:letter-spacing="normal" fo:font-style="normal" fo:font-weight="normal" fo:background-color="#ffffff" loext:char-shading-value="0"/>
    </style:style>
    <style:style style:name="T3" style:family="text">
      <style:text-properties fo:font-variant="normal" fo:text-transform="none" fo:color="#505050" loext:opacity="100%" style:font-name="Inter" fo:font-size="9pt" fo:letter-spacing="normal" fo:font-style="normal" fo:font-weight="normal" officeooo:rsid="0008364f" fo:background-color="#ffffff" loext:char-shading-value="0" style:font-size-asian="10.5pt" style:font-weight-asian="bold" style:font-size-complex="12pt" style:font-weight-complex="bold"/>
    </style:style>
    <style:style style:name="T4" style:family="text">
      <style:text-properties fo:font-variant="normal" fo:text-transform="none" fo:color="#505050" loext:opacity="100%" style:font-name="Times New Roman" fo:font-size="9pt" fo:letter-spacing="normal" fo:font-style="normal" fo:font-weight="bold" officeooo:rsid="0008364f" style:font-weight-asian="bold" style:font-weight-complex="bold"/>
    </style:style>
    <style:style style:name="T5" style:family="text">
      <style:text-properties fo:font-variant="normal" fo:text-transform="none" fo:color="#505050" loext:opacity="100%" style:font-name="Times New Roman" fo:font-size="10pt" fo:letter-spacing="normal" fo:font-style="normal" fo:font-weight="normal" officeooo:rsid="0015db29" style:font-size-asian="10pt" style:font-size-complex="10pt"/>
    </style:style>
    <style:style style:name="T6" style:family="text">
      <style:text-properties fo:font-variant="normal" fo:text-transform="none" fo:color="#151b26" loext:opacity="100%" style:font-name="Times New Roman" fo:font-size="16pt" fo:letter-spacing="normal" fo:font-style="normal" fo:font-weight="bold" officeooo:rsid="0008364f" style:font-name-asian="Times New Roman1" style:font-size-asian="16pt" style:font-weight-asian="bold" style:font-name-complex="Times New Roman1" style:font-size-complex="16pt" style:font-weight-complex="bold"/>
    </style:style>
    <style:style style:name="T7" style:family="text">
      <style:text-properties fo:font-variant="normal" fo:text-transform="none" fo:color="#000000" loext:opacity="100%" fo:letter-spacing="normal" fo:font-style="normal" fo:font-weight="normal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2pt" fo:font-weight="bold" officeooo:rsid="0008364f" style:font-size-asian="10.5pt" style:font-weight-asian="bold" style:font-size-complex="12pt" style:font-weight-complex="bold"/>
    </style:style>
    <style:style style:name="T10" style:family="text">
      <style:text-properties fo:color="#151b26" loext:opacity="100%"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1" style:family="text">
      <style:text-properties fo:color="#151b26" loext:opacity="100%" style:font-name="Times New Roman" fo:font-size="10pt" style:font-name-asian="Times New Roman1" style:font-size-asian="10pt" style:font-name-complex="Times New Roman1" style:font-size-complex="10pt"/>
    </style:style>
    <style:style style:name="T12" style:family="text">
      <style:text-properties officeooo:rsid="0015db29"/>
    </style:style>
    <style:style style:name="T13" style:family="text">
      <style:text-properties style:font-name="Consolas" fo:font-size="9pt" fo:font-weight="normal"/>
    </style:style>
    <style:style style:name="T14" style:family="text">
      <style:text-properties fo:color="#a31515" loext:opacity="100%" style:font-name="Consolas" fo:font-size="9pt" fo:font-weight="normal"/>
    </style:style>
    <style:style style:name="T15" style:family="text">
      <style:text-properties fo:color="#098658" loext:opacity="100%" style:font-name="Consolas" fo:font-size="9pt" fo:font-weight="normal"/>
    </style:style>
    <style:style style:name="T16" style:family="text">
      <style:text-properties fo:color="#0451a5" loext:opacity="100%" style:font-name="Consolas" fo:font-size="9pt" fo:font-weight="normal"/>
    </style:style>
    <style:style style:name="T17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8">Doctor-Appointment-Booking<text:line-break/><text:line-break/></text:span><text:span text:style-name="T9">URL: </text:span><text:a xlink:type="simple" xlink:href="http://localhost/work/doctor_booking_system/api/method_name" text:style-name="Internet_20_link" text:visited-style-name="Visited_20_Internet_20_Link"><text:span text:style-name="T3">http://localhost/work/doctor_booking_system/api</text:span></text:a><text:a xlink:type="simple" xlink:href="http://localhost/work/doctor_booking_system/api/method_name" text:style-name="Internet_20_link" text:visited-style-name="Visited_20_Internet_20_Link"><text:span text:style-name="T2">/</text:span></text:a><text:a xlink:type="simple" xlink:href="http://localhost/work/doctor_booking_system/api/method_name" text:style-name="Internet_20_link" text:visited-style-name="Visited_20_Internet_20_Link">method_name</text:a><text:span text:style-name="T4"><text:line-break/><text:line-break/></text:span><text:span text:style-name="T6">Login</text:span></text:p>
      <text:p text:style-name="P4"/>
      <text:p text:style-name="P7"><text:span text:style-name="T10">End point</text:span><text:span text:style-name="T11"> : login</text:span></text:p>
      <text:p text:style-name="P5"/>
      <text:p text:style-name="P4">------------------------------------------------------------------</text:p>
      <text:p text:style-name="P5"/>
      <text:p text:style-name="P7"><text:span text:style-name="T10">Input parameters</text:span><text:span text:style-name="T11"> :</text:span></text:p>
      <text:p text:style-name="P5"/>
      <text:p text:style-name="P5">type : doctor / patient</text:p>
      <text:p text:style-name="P6">email</text:p>
      <text:p text:style-name="P5">password</text:p>
      <text:p text:style-name="P10">udid = onesignal id </text:p>
      <text:p text:style-name="P13">device_type = android / ios</text:p>
      <text:p text:style-name="P13">os_version = Android or iOS version</text:p>
      <text:p text:style-name="P12">handset = device phone detail example iphone x etc </text:p>
      <text:p text:style-name="P12">ip_address = internet ip address</text:p>
      <text:p text:style-name="P4">------------------------------------------------------------------</text:p>
      <text:p text:style-name="P5"/>
      <text:p text:style-name="P11">Response</text:p>
      <text:p text:style-name="P7"/>
      <text:p text:style-name="P8"><text:span text:style-name="T12">type = ‘doctor’</text:span><text:span text:style-name="T1"><text:line-break/></text:span></text:p>
      <text:p text:style-name="P20">{</text:p>
      <text:p text:style-name="P2">    <text:span text:style-name="T14">"status"</text:span><text:span text:style-name="T13">: </text:span><text:span text:style-name="T15">1</text:span><text:span text:style-name="T13">,</text:span></text:p>
      <text:p text:style-name="P2">    <text:span text:style-name="T14">"data"</text:span><text:span text:style-name="T13">: {</text:span></text:p>
      <text:p text:style-name="P2">        <text:span text:style-name="T14">"doctor"</text:span><text:span text:style-name="T13">: {</text:span></text:p>
      <text:p text:style-name="P2">            <text:span text:style-name="T14">"id"</text:span><text:span text:style-name="T13">: </text:span><text:span text:style-name="T16">"1"</text:span><text:span text:style-name="T13">,</text:span></text:p>
      <text:p text:style-name="P2">            <text:span text:style-name="T14">"email"</text:span><text:span text:style-name="T13">: </text:span><text:span text:style-name="T16">"test@gmail.com"</text:span><text:span text:style-name="T13">,</text:span></text:p>
      <text:p text:style-name="P2">            <text:span text:style-name="T14">"password"</text:span><text:span text:style-name="T13">: </text:span><text:span text:style-name="T16">"25d55ad283aa400af464c76d713c07ad"</text:span><text:span text:style-name="T13">,</text:span></text:p>
      <text:p text:style-name="P2">            <text:span text:style-name="T14">"fullname"</text:span><text:span text:style-name="T13">: </text:span><text:span text:style-name="T16">"Test test tewst sjdklh"</text:span><text:span text:style-name="T13">,</text:span></text:p>
      <text:p text:style-name="P2">            <text:span text:style-name="T14">"qualification"</text:span><text:span text:style-name="T13">: </text:span><text:span text:style-name="T16">"MBBS"</text:span><text:span text:style-name="T13">,</text:span></text:p>
      <text:p text:style-name="P2">            <text:span text:style-name="T14">"speciality"</text:span><text:span text:style-name="T13">: </text:span><text:span text:style-name="T16">"kklk"</text:span><text:span text:style-name="T13">,</text:span></text:p>
      <text:p text:style-name="P2">            <text:span text:style-name="T14">"experience"</text:span><text:span text:style-name="T13">: </text:span><text:span text:style-name="T16">"2"</text:span><text:span text:style-name="T13">,</text:span></text:p>
      <text:p text:style-name="P2">            <text:span text:style-name="T14">"gender"</text:span><text:span text:style-name="T13">: </text:span><text:span text:style-name="T16">"male"</text:span><text:span text:style-name="T13">,</text:span></text:p>
      <text:p text:style-name="P2">            <text:span text:style-name="T14">"consultation_charges"</text:span><text:span text:style-name="T13">: </text:span><text:span text:style-name="T16">"500"</text:span><text:span text:style-name="T13">,</text:span></text:p>
      <text:p text:style-name="P2">            <text:span text:style-name="T14">"appointment_time_slots"</text:span><text:span text:style-name="T13">: </text:span><text:span text:style-name="T16">"30"</text:span><text:span text:style-name="T13">,</text:span></text:p>
      <text:p text:style-name="P2">            <text:span text:style-name="T14">"weekly_off_days"</text:span><text:span text:style-name="T13">: </text:span><text:span text:style-name="T16">"wed,sat,sun"</text:span><text:span text:style-name="T13">,</text:span></text:p>
      <text:p text:style-name="P2">            <text:span text:style-name="T14">"reg_date"</text:span><text:span text:style-name="T13">: </text:span><text:span text:style-name="T16">"0000-00-00 00:00:00"</text:span><text:span text:style-name="T13">,</text:span></text:p>
      <text:p text:style-name="P2">            <text:span text:style-name="T14">"last_update"</text:span><text:span text:style-name="T13">: </text:span><text:span text:style-name="T16">"2021-02-06 18:13:35"</text:span><text:span text:style-name="T13">,</text:span></text:p>
      <text:p text:style-name="P2">            <text:span text:style-name="T14">"profile_photo"</text:span><text:span text:style-name="T13">: </text:span><text:span text:style-name="T16">"</text:span><text:a xlink:type="simple" xlink:href="http://192.168.2.110/work/doctor_booking_system/uploads/" text:style-name="Internet_20_link" text:visited-style-name="Visited_20_Internet_20_Link">http://192.168.2.110/work/doctor_booking_system/uploads/</text:a><text:span text:style-name="T16"><text:tab/><text:tab/>doctors_profile_images/060221001532_fef65b - Copy.png"</text:span><text:span text:style-name="T13">,</text:span></text:p>
      <text:p text:style-name="P2">            <text:span text:style-name="T14">"status"</text:span><text:span text:style-name="T13">: </text:span><text:span text:style-name="T16">"active"</text:span><text:span text:style-name="T13">,</text:span></text:p>
      <text:p text:style-name="P2">            <text:span text:style-name="T14">"notification"</text:span><text:span text:style-name="T13">: </text:span><text:span text:style-name="T16">""</text:span></text:p>
      <text:p text:style-name="P2">        <text:span text:style-name="T13">}</text:span></text:p>
      <text:p text:style-name="P2">    <text:span text:style-name="T13">},</text:span></text:p>
      <text:p text:style-name="P2">    <text:span text:style-name="T14">"message"</text:span><text:span text:style-name="T13">: </text:span><text:span text:style-name="T16">""</text:span></text:p>
      <text:p text:style-name="P1">}</text:p>
      <text:p text:style-name="P22"/>
      <text:p text:style-name="P22"/>
      <text:p text:style-name="P24"><text:soft-page-break/></text:p>
      <text:p text:style-name="P9"><text:span text:style-name="T5">type = ‘doctor’</text:span><text:span text:style-name="T1"><text:line-break/></text:span></text:p>
      <text:p text:style-name="P21">{</text:p>
      <text:p text:style-name="P2">    <text:span text:style-name="T14">"status"</text:span><text:span text:style-name="T13">: </text:span><text:span text:style-name="T15">1</text:span><text:span text:style-name="T13">,</text:span></text:p>
      <text:p text:style-name="P2">    <text:span text:style-name="T14">"data"</text:span><text:span text:style-name="T13">: {</text:span></text:p>
      <text:p text:style-name="P2">        <text:span text:style-name="T14">"patient"</text:span><text:span text:style-name="T13">: {</text:span></text:p>
      <text:p text:style-name="P2">            <text:span text:style-name="T14">"id"</text:span><text:span text:style-name="T13">: </text:span><text:span text:style-name="T16">"3"</text:span><text:span text:style-name="T13">,</text:span></text:p>
      <text:p text:style-name="P2">            <text:span text:style-name="T14">"email"</text:span><text:span text:style-name="T13">: </text:span><text:span text:style-name="T16">"sangitabagada.cci@gmail.com"</text:span><text:span text:style-name="T13">,</text:span></text:p>
      <text:p text:style-name="P2">            <text:span text:style-name="T14">"password"</text:span><text:span text:style-name="T13">: </text:span><text:span text:style-name="T16">"25d55ad283aa400af464c76d713c07ad"</text:span><text:span text:style-name="T13">,</text:span></text:p>
      <text:p text:style-name="P2">            <text:span text:style-name="T14">"fullname"</text:span><text:span text:style-name="T13">: </text:span><text:span text:style-name="T16">"Sangita Bagada"</text:span><text:span text:style-name="T13">,</text:span></text:p>
      <text:p text:style-name="P2">            <text:span text:style-name="T14">"mobile"</text:span><text:span text:style-name="T13">: </text:span><text:span text:style-name="T16">"7016045263"</text:span><text:span text:style-name="T13">,</text:span></text:p>
      <text:p text:style-name="P2">            <text:span text:style-name="T14">"age"</text:span><text:span text:style-name="T13">: </text:span><text:span text:style-name="T16">"21"</text:span><text:span text:style-name="T13">,</text:span></text:p>
      <text:p text:style-name="P2">            <text:span text:style-name="T14">"gender"</text:span><text:span text:style-name="T13">: </text:span><text:span text:style-name="T16">"female"</text:span><text:span text:style-name="T13">,</text:span></text:p>
      <text:p text:style-name="P2">            <text:span text:style-name="T14">"profile_photo"</text:span><text:span text:style-name="T13">: </text:span><text:span text:style-name="T16">""</text:span><text:span text:style-name="T13">,</text:span></text:p>
      <text:p text:style-name="P2">            <text:span text:style-name="T14">"notification"</text:span><text:span text:style-name="T13">: </text:span><text:span text:style-name="T16">"0"</text:span><text:span text:style-name="T13">,</text:span></text:p>
      <text:p text:style-name="P2">            <text:span text:style-name="T14">"reg_date"</text:span><text:span text:style-name="T13">: </text:span><text:span text:style-name="T16">"0000-00-00 00:00:00"</text:span><text:span text:style-name="T13">,</text:span></text:p>
      <text:p text:style-name="P2">            <text:span text:style-name="T14">"last_update"</text:span><text:span text:style-name="T13">: </text:span><text:span text:style-name="T16">"0000-00-00 00:00:00"</text:span><text:span text:style-name="T13">,</text:span></text:p>
      <text:p text:style-name="P2">            <text:span text:style-name="T14">"type"</text:span><text:span text:style-name="T13">: </text:span><text:span text:style-name="T16">"guest"</text:span></text:p>
      <text:p text:style-name="P2">        <text:span text:style-name="T13">}</text:span></text:p>
      <text:p text:style-name="P2">    <text:span text:style-name="T13">},</text:span></text:p>
      <text:p text:style-name="P2">    <text:span text:style-name="T14">"message"</text:span><text:span text:style-name="T13">: </text:span><text:span text:style-name="T16">""</text:span></text:p>
      <text:p text:style-name="P1">}</text:p>
      <text:p text:style-name="P23"/>
      <text:p text:style-name="P23"/>
      <text:p text:style-name="P17">[from_time] =&gt; Array</text:p>
      <text:p text:style-name="P14"><text:s text:c="8"/><text:span text:style-name="T17">(</text:span></text:p>
      <text:p text:style-name="P14"><text:s text:c="12"/><text:span text:style-name="T17">[0] =&gt; 12:00 AM</text:span></text:p>
      <text:p text:style-name="P14"><text:s text:c="12"/><text:span text:style-name="T17">[1] =&gt; 01:00 AM</text:span></text:p>
      <text:p text:style-name="P14"><text:s text:c="8"/><text:span text:style-name="T17">)</text:span></text:p>
      <text:p text:style-name="P15"><text:span text:style-name="T7">[to_time] =&gt; Array</text:span></text:p>
      <text:p text:style-name="P14"><text:s text:c="8"/><text:span text:style-name="T17">(</text:span></text:p>
      <text:p text:style-name="P14"><text:s text:c="12"/><text:span text:style-name="T17">[0] =&gt; 12:30 AM</text:span></text:p>
      <text:p text:style-name="P14"><text:s text:c="12"/><text:span text:style-name="T17">[1] =&gt; 01:30 AM</text:span></text:p>
      <text:p text:style-name="P16"><text:s text:c="8"/><text:span text:style-name="T17">)</text:span></text:p>
      <text:p text:style-name="P17">[appointment_time_slots] =&gt; 15</text:p>
      <text:p text:style-name="P17">[weekly_off_days] =&gt; mon,tue,wed</text:p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Inter" svg:font-family="Inter, OpenSans, Helvetica, Arial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6T14:27:14.710000000</meta:creation-date>
    <dc:date>2021-03-01T14:55:37.482000000</dc:date>
    <meta:editing-duration>PT2H28M54S</meta:editing-duration>
    <meta:editing-cycles>15</meta:editing-cycles>
    <meta:generator>LibreOffice/7.1.0.3$Windows_X86_64 LibreOffice_project/f6099ecf3d29644b5008cc8f48f42f4a40986e4c</meta:generator>
    <meta:document-statistic meta:table-count="0" meta:image-count="0" meta:object-count="0" meta:page-count="2" meta:paragraph-count="72" meta:word-count="179" meta:character-count="2090" meta:non-whitespace-character-count="1496"/>
  </office:meta>
</office:document-meta>
</file>